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8.968cm" svg:y1="10.442cm" svg:x2="11.473cm" svg:y2="6.954cm" svg:d="M8968 10442l2505-3488" svg:viewBox="0 0 2506 34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43:56.181356491</dc:date>
    <dc:creator>elucterio </dc:creator>
    <meta:editing-duration>PT4M31S</meta:editing-duration>
    <meta:editing-cycles>9</meta:editing-cycles>
    <meta:generator>LibreOffice/4.2.8.2$Linux_X86_64 LibreOffice_project/420m0$Build-2</meta:generator>
    <meta:document-statistic meta:object-count="7"/>
  </office:meta>
</office:document-meta>
</file>